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P9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9" style:family="table-column">
      <style:table-column-properties style:column-width="2.8736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2.5513in" style:use-optimal-column-width="false"/>
    </style:style>
    <style:style style:name="Table98" style:family="table">
      <style:table-properties style:width="6.575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2.8736in" style:use-optimal-column-width="false"/>
    </style:style>
    <style:style style:name="TableColumn189" style:family="table-column">
      <style:table-column-properties style:column-width="0.575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2.5513in" style:use-optimal-column-width="false"/>
    </style:style>
    <style:style style:name="Table187" style:family="table">
      <style:table-properties style:width="6.575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4" style:parent-style-name="Heading1" style:family="paragraph">
      <style:text-properties style:font-name="Garamond" fo:font-size="10pt" style:font-size-asian="10pt" style:font-size-complex="10pt"/>
    </style:style>
    <style:style style:name="P265" style:parent-style-name="Heading1" style:family="paragraph">
      <style:text-properties style:font-name="Garamond" fo:font-size="10pt" style:font-size-asian="10pt" style:font-size-complex="10pt"/>
    </style:style>
    <style:style style:name="P266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<text:s/>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Arvin Bandong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02/03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Set Tayo ng Date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<text:s/>Name:</text:p>
          </table:table-cell>
          <table:table-cell table:style-name="TableCell43" table:number-columns-spanned="3">
            <text:p text:style-name="P44">Manifold Cheddar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1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models.py</text:p>
          </table:table-cell>
          <table:covered-table-cell/>
          <table:table-cell table:style-name="TableCell54" table:number-columns-spanned="4">
            <text:p text:style-name="P55">index.html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 Programming Standards and Guidelines<text:s/></text:span><text:span text:style-name="T91">(https://source.android.com/source/code-style.html)<text:s/></text:span><text:span text:style-name="T92">document for more complete descriptions and examples of the items listed below.</text:span></text:p>
      <text:p text:style-name="P93"/>
      <text:p text:style-name="P94">Place a check mark if the code complies with the criteria. <text:s/>If not, place<text:s/>comments at the remarks column.</text:p>
      <text:p text:style-name="P95"/>
      <text:p text:style-name="P96">1. <text:s/>License</text:p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Criteria</text:p>
          </table:table-cell>
          <table:table-cell table:style-name="TableCell106" table:number-columns-spanned="2">
            <text:p text:style-name="P107">Comply</text:p>
          </table:table-cell>
          <table:covered-table-cell/>
          <table:table-cell table:style-name="TableCell108" table:number-rows-spanned="2">
            <text:p text:style-name="P109">Remarks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Yes</text:p>
          </table:table-cell>
          <table:table-cell table:style-name="TableCell113">
            <text:p text:style-name="P114">No</text:p>
          </table:table-cell>
          <table:covered-table-cell>
            <text:p text:style-name="Normal"/>
          </table:covered-table-cell>
        </table:table-row>
        <table:table-row table:style-name="TableRow115">
          <table:table-cell table:style-name="TableCell116">
            <text:p text:style-name="P117">License exists at the top of the code</text:p>
          </table:table-cell>
          <table:table-cell table:style-name="TableCell118">
            <text:p text:style-name="P119">/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License contains the name of the author</text:p>
          </table:table-cell>
          <table:table-cell table:style-name="TableCell127">
            <text:p text:style-name="P128">/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License contains the following:</text:p>
            <text:p text:style-name="P136">“This is a course requirement for CS 192 Software<text:s/>Engineering II under the supervision of Asst. Prof. Ma. Rowena C. Solamo of the Department of Computer Science, College of Engineering, University of the Philippines, Diliman for the AY 2016-2017”.</text:p>
          </table:table-cell>
          <table:table-cell table:style-name="TableCell137">
            <text:p text:style-name="P138">/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</table:table>
      <text:p text:style-name="P143"/>
      <text:p text:style-name="P144"/>
      <text:p text:style-name="P145">2. <text:s/>Code History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Code History appears after the license of the source code.</text:p>
          </table:table-cell>
          <table:table-cell table:style-name="TableCell166">
            <text:p text:style-name="P167">/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Code History has been updated accordingly based on name of programmer, change date and change description.</text:p>
          </table:table-cell>
          <table:table-cell table:style-name="TableCell175">
            <text:p text:style-name="P176">/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</table:table>
      <text:p text:style-name="P181"/>
      <text:p text:style-name="P182"/>
      <text:p text:style-name="P183"/>
      <text:p text:style-name="P184"/>
      <text:p text:style-name="P185"/>
      <text:p text:style-name="P186">3. <text:s/>Internal Documentation</text:p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rows-spanned="2">
            <text:p text:style-name="P194">Criteria</text:p>
          </table:table-cell>
          <table:table-cell table:style-name="TableCell195" table:number-columns-spanned="2">
            <text:p text:style-name="P196">Comply</text:p>
          </table:table-cell>
          <table:covered-table-cell/>
          <table:table-cell table:style-name="TableCell197" table:number-rows-spanned="2">
            <text:p text:style-name="P198">Remarks</text:p>
          </table:table-cell>
        </table:table-row>
        <table:table-row table:style-name="TableRow199">
          <table:covered-table-cell>
            <text:p text:style-name="Normal"/>
          </table:covered-table-cell>
          <table:table-cell table:style-name="TableCell200">
            <text:p text:style-name="P201">Yes</text:p>
          </table:table-cell>
          <table:table-cell table:style-name="TableCell202">
            <text:p text:style-name="P203">No</text:p>
          </table:table-cell>
          <table:covered-table-cell>
            <text:p text:style-name="Normal"/>
          </table:covered-table-cell>
        </table:table-row>
        <table:table-row table:style-name="TableRow204">
          <table:table-cell table:style-name="TableCell205">
            <text:p text:style-name="P206">A comment block<text:s/>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/</text:p>
          </table:table-cell>
          <table:table-cell table:style-name="TableCell211">
            <text:p text:style-name="P212">Add: each variable would have a corresponding descriptions</text:p>
            <text:p text:style-name="P213"/>
            <text:p text:style-name="P214">variable_name; #description</text:p>
          </table:table-cell>
        </table:table-row>
        <table:table-row table:style-name="TableRow215">
          <table:table-cell table:style-name="TableCell216">
            <text:p text:style-name="P217">Each method in the file is preceded by a comment block which provides the following information: method name, routine's creation date, purpose of the routine, a list of the calling arguments (their types and what they do), a list of<text:s/>required files and/or database tables, and return value.</text:p>
          </table:table-cell>
          <table:table-cell table:style-name="TableCell218">
            <text:p text:style-name="P219">/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Indentions are 5 spaces.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/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Inline comments are found at the top of the statement using '/*' and '*/'.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/</text:p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Bracketing of block statements follows the following format:</text:p>
            <text:p text:style-name="P245"/>
            <text:p text:style-name="P246">if (){</text:p>
            <text:p text:style-name="P247"><text:s text:c="5"/>statements;</text:p>
            <text:p text:style-name="P248">}</text:p>
          </table:table-cell>
          <table:table-cell table:style-name="TableCell249">
            <text:p text:style-name="P250"/>
          </table:table-cell>
          <table:table-cell table:style-name="TableCell251">
            <text:p text:style-name="P252">/</text:p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Exceptions are being handled appropriately.</text:p>
          </table:table-cell>
          <table:table-cell table:style-name="TableCell258">
            <text:p text:style-name="P259">/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</table:table>
      <text:h text:style-name="P264" text:outline-level="1">Reviewer’s Comments:</text:h>
      <text:h text:style-name="P265" text:outline-level="1"><text:tab/>Due to the use of Django as our framework and python as its underlying language, some parts of the checklist cannot be satisfied due to design restrictions.<text:line-break/></text:h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2:56:00Z</meta:creation-date>
    <dc:date>2017-02-02T22:56:00Z</dc:date>
    <meta:print-date>2006-07-28T14:33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383" meta:character-count="2564" meta:row-count="18" meta:non-whitespace-character-count="2186"/>
  </office:meta>
</office:document-meta>
</file>